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justify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justify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</style:style>
    <style:style style:name="ce2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justify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justify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justify"/>
    </style:style>
    <style:style style:name="ce34" style:family="table-cell" style:parent-style-name="Default" style:data-style-name="N0">
      <style:table-cell-properties fo:border="thin solid #000000" fo:background-color="#DDDDD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CCFF00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order="thin solid #000000" fo:background-color="#CCFF00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2" style:family="table-cell" style:parent-style-name="Default" style:data-style-name="N0">
      <style:table-cell-properties fo:border="thin solid #000000" style:vertical-align="automatic" fo:wrap-option="wrap"/>
    </style:style>
    <style:style style:name="ce43" style:family="table-cell" style:parent-style-name="Default" style:data-style-name="N0">
      <style:table-cell-properties style:vertical-align="automatic" fo:wrap-option="wrap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8.38729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10.4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69pt" style:use-optimal-row-height="true" fo:break-before="auto"/>
    </style:style>
    <style:style style:name="ro9" style:family="table-row">
      <style:table-row-properties style:row-height="41.4pt" style:use-optimal-row-height="true" fo:break-before="auto"/>
    </style:style>
    <style:style style:name="ro10" style:family="table-row">
      <style:table-row-properties style:row-height="4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atalogue-sem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2">(backlog)</text:span>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office:value-type="string" table:style-name="ce5">
            <text:p><text:a xlink:href="https://immense-lowlands-82933.herokuapp.com/">https://immense-lowlands-82933.herokuapp.com/</text:a>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office:value-type="string" table:style-name="ce5">
            <text:p>Étienne Gélinas-Gagnon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office:value-type="string" table:style-name="ce5">
            <text:p>Fréféric Bérubé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table:style-name="ce8"/>
          <table:table-cell office:value-type="string" table:style-name="ce9">
            <text:p>Priorité</text:p>
          </table:table-cell>
          <table:table-cell office:value-type="string" table:style-name="ce9">
            <text:p>Titre du récit utilisateur</text:p>
          </table:table-cell>
          <table:table-cell office:value-type="string" table:style-name="ce9">
            <text:p>Critères d'acceptation du récit utilisateur</text:p>
          </table:table-cell>
          <table:table-cell office:value-type="string" table:style-name="ce10">
            <text:p>État du récit</text:p>
          </table:table-cell>
          <table:table-cell office:value-type="string" table:style-name="ce9">
            <text:p>Responsable</text:p>
          </table:table-cell>
          <table:table-cell office:value-type="string" table:style-name="ce9">
            <text:p>Commentaires</text:p>
          </table:table-cell>
          <table:table-cell table:number-columns-repeated="16376" table:style-name="ce7"/>
        </table:table-row>
        <table:table-row table:style-name="ro5">
          <table:table-cell/>
          <table:table-cell table:style-name="ce1"/>
          <table:table-cell office:value-type="float" office:value="1" table:style-name="ce11">
            <text:p>1</text:p>
          </table:table-cell>
          <table:table-cell office:value-type="string" table:style-name="ce12">
            <text:p>En tant qu'utilisateur connecté, je veux des tests qui couvrent tout le site.</text:p>
          </table:table-cell>
          <table:table-cell office:value-type="string" table:style-name="ce13">
            <text:p><text:span text:style-name="T3">• Utilisateur Anonyme.</text:span><text:span text:style-name="T3"/></text:p>
            <text:p>• Message de confirmation.</text:p>
            <text:p><text:span text:style-name="T3">• Redirection vers la page d'accueil.</text:span><text:span text:style-name="T3"/></text:p>
            <text:p><text:span text:style-name="T3">• Le nouvelle utilisateur est connecté.</text:span></text:p>
          </table:table-cell>
          <table:table-cell office:value-type="string" table:style-name="ce11">
            <text:p>À DÉBUTER</text:p>
          </table:table-cell>
          <table:table-cell table:style-name="ce14"/>
          <table:table-cell table:style-name="ce15"/>
          <table:table-cell table:number-columns-repeated="16376"/>
        </table:table-row>
        <table:table-row table:style-name="ro6">
          <table:table-cell/>
          <table:table-cell table:style-name="ce1"/>
          <table:table-cell office:value-type="float" office:value="2" table:style-name="ce16">
            <text:p>2</text:p>
          </table:table-cell>
          <table:table-cell office:value-type="string" table:style-name="ce17">
            <text:p>En tant qu'utilisateur anonyme, je veux rechercher par mot clé afin de trouver les informations du film</text:p>
            <text:p>qui m’intéresse.</text:p>
          </table:table-cell>
          <table:table-cell office:value-type="string" table:style-name="ce17">
            <text:p>• Champs</text:p>
            <text:p>◦ Recherche (champ de texte)</text:p>
            <text:p>◦ Bouton Rechercher</text:p>
            <text:p>• Résultats de la rechercher</text:p>
            <text:p>◦ Nombre d’items trouvés</text:p>
            <text:p>◦ Titre du film</text:p>
            <text:p>◦ Poster si disponible</text:p>
            <text:p>◦ Année de sortie</text:p>
          </table:table-cell>
          <table:table-cell office:value-type="string" table:style-name="ce18">
            <text:p>À DÉBUTER</text:p>
          </table:table-cell>
          <table:table-cell table:style-name="ce17"/>
          <table:table-cell office:value-type="string" table:style-name="ce17">
            <text:p>Si le champ de recherche est vide, on ne lance pas la recherche.</text:p>
            <text:p>Si le serveur REST n’est pas fonctionnel (500 ou timeout), on affiche un message d’erreur.</text:p>
            <text:p>Les données sont chargées à partir de l'API REST : http://omdbapi.com/</text:p>
          </table:table-cell>
          <table:table-cell table:number-columns-repeated="16376"/>
        </table:table-row>
        <table:table-row table:style-name="ro7">
          <table:table-cell table:style-name="ce19"/>
          <table:table-cell table:style-name="ce19"/>
          <table:table-cell office:value-type="float" office:value="3" table:style-name="ce11">
            <text:p>3</text:p>
          </table:table-cell>
          <table:table-cell office:value-type="string" table:style-name="ce12">
            <text:p>En tant qu'utilisateur anonyme, je veux pouvoir m'inscrire sur le site, afin de pouvoir commenter sur le site.</text:p>
          </table:table-cell>
          <table:table-cell office:value-type="string" table:style-name="ce13">
            <text:p><text:span text:style-name="T3">• Utilisateur Anonyme.</text:span><text:span text:style-name="T3"/></text:p>
            <text:p>• Message de confirmation.</text:p>
            <text:p><text:span text:style-name="T3">• Redirection vers la page d'accueil.</text:span></text:p>
          </table:table-cell>
          <table:table-cell office:value-type="string" table:style-name="ce11">
            <text:p>À APPROUVÉ</text:p>
          </table:table-cell>
          <table:table-cell table:style-name="ce14"/>
          <table:table-cell office:value-type="string" table:style-name="ce15">
            <text:p>Les messages pertinents sont affichés lorsque le bouton Envoyer est activé.</text:p>
            <text:p>Si le formulaire est valide, on le cache et on affiche un message de succès avec le nom de l'utilisateur.</text:p>
          </table:table-cell>
          <table:table-cell table:number-columns-repeated="16376" table:style-name="ce19"/>
        </table:table-row>
        <table:table-row table:style-name="ro5">
          <table:table-cell table:style-name="ce19"/>
          <table:table-cell table:style-name="ce19"/>
          <table:table-cell office:value-type="float" office:value="4" table:style-name="ce18">
            <text:p>4</text:p>
          </table:table-cell>
          <table:table-cell office:value-type="string" table:style-name="ce20">
            <text:p>En tant qu'utilisateur connecté, je veux envoyer une confirmation par courriel à l'utilisateur qui contacte le site.</text:p>
          </table:table-cell>
          <table:table-cell office:value-type="string" table:style-name="ce20">
            <text:p><text:span text:style-name="T3">• Si succès de l'inscription.</text:span><text:span text:style-name="T3"/></text:p>
            <text:p>• Message de confirmation.</text:p>
            <text:p><text:span text:style-name="T3">• Envoie d'un courriel de confirmation.</text:span><text:span text:style-name="T3"/></text:p>
            <text:p><text:span text:style-name="T3">• Le nouvelle utilisateur est connecté.</text:span></text:p>
          </table:table-cell>
          <table:table-cell office:value-type="string" table:style-name="ce45">
            <text:p>COMPLETÉ</text:p>
          </table:table-cell>
          <table:table-cell office:value-type="string" table:style-name="ce20">
            <text:p>Étienne &amp; Fred</text:p>
          </table:table-cell>
          <table:table-cell table:style-name="ce20"/>
          <table:table-cell table:number-columns-repeated="16376" table:style-name="ce19"/>
        </table:table-row>
        <table:table-row table:style-name="ro8">
          <table:table-cell table:style-name="ce19"/>
          <table:table-cell table:style-name="ce19"/>
          <table:table-cell office:value-type="float" office:value="5" table:style-name="ce21">
            <text:p>5</text:p>
          </table:table-cell>
          <table:table-cell office:value-type="string" table:style-name="ce22">
            <text:p>En tant qu'utilisateur connecté, je veux pouvoir commenter les films de la page principale, afin de laisser mon avis.</text:p>
          </table:table-cell>
          <table:table-cell office:value-type="string" table:style-name="ce23">
            <text:p><text:span text:style-name="T3">• Si Connecté.</text:span><text:span text:style-name="T3"/></text:p>
            <text:p>• Bouton pour ajouter un message.</text:p>
            <text:p><text:span text:style-name="T3">• Bouton pour enregistrer un message.</text:span><text:span text:style-name="T3"/>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 table:style-name="ce19"/>
        </table:table-row>
        <table:table-row table:style-name="ro5">
          <table:table-cell table:number-columns-repeated="2" table:style-name="ce24"/>
          <table:table-cell office:value-type="float" office:value="6" table:style-name="ce18">
            <text:p>6</text:p>
          </table:table-cell>
          <table:table-cell office:value-type="string" table:style-name="ce20">
            <text:p>En tant qu'utilisateur connecté, lorsque je suis sur la page d'accueil je veux pouvoir afficher les commentaires, afin de les lires.</text:p>
          </table:table-cell>
          <table:table-cell office:value-type="string" table:style-name="ce25">
            <text:p><text:span text:style-name="T3">• Si Connecté.</text:span><text:span text:style-name="T3"/></text:p>
            <text:p>• Bouton pour montrer les commentaires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4"/>
        </table:table-row>
        <table:table-row table:style-name="ro8">
          <table:table-cell table:number-columns-repeated="2" table:style-name="ce19"/>
          <table:table-cell office:value-type="float" office:value="7" table:style-name="ce21">
            <text:p>7</text:p>
          </table:table-cell>
          <table:table-cell office:value-type="string" table:style-name="ce22">
            <text:p>En tant qu'utilisateur connecté, je veux pouvoir supprimer un de mes commentaires.</text:p>
          </table:table-cell>
          <table:table-cell office:value-type="string" table:style-name="ce22">
            <text:p><text:span text:style-name="T3">• Si Connecté.</text:span><text:span text:style-name="T3"/></text:p>
            <text:p>• Bouton pour supprimer un commentaires</text:p>
            <text:p>lorsque celui-ci est ouvert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 table:style-name="ce19"/>
        </table:table-row>
        <table:table-row table:style-name="ro8">
          <table:table-cell table:number-columns-repeated="2" table:style-name="ce24"/>
          <table:table-cell office:value-type="float" office:value="8" table:style-name="ce18">
            <text:p>8</text:p>
          </table:table-cell>
          <table:table-cell office:value-type="string" table:style-name="ce20">
            <text:p>En tant qu'utilisateur connecté, je veux pouvoir mettre à jour(modifier) un de mes commentaires.</text:p>
          </table:table-cell>
          <table:table-cell office:value-type="string" table:style-name="ce26">
            <text:p><text:span text:style-name="T3">• Si Connecté.</text:span><text:span text:style-name="T3"/></text:p>
            <text:p>• Bouton pour modifier un commentaires</text:p>
            <text:p>lorsque celui-ci est ouvert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4"/>
        </table:table-row>
        <table:table-row table:style-name="ro9"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2">
            <text:p>En tant qu'utilisateur connecté, je veux avoir accès à une liste de lecture afin, de sauvegarder mes fiches de films.</text:p>
          </table:table-cell>
          <table:table-cell office:value-type="string" table:style-name="ce22">
            <text:p><text:span text:style-name="T3">• Si Connecté.</text:span><text:span text:style-name="T3"/></text:p>
            <text:p>• Onglet Liste de lecture dans la «Nav-bar».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 table:style-name="ce19"/>
        </table:table-row>
        <table:table-row table:style-name="ro8">
          <table:table-cell table:number-columns-repeated="2" table:style-name="ce24"/>
          <table:table-cell office:value-type="float" office:value="10" table:style-name="ce18">
            <text:p>10</text:p>
          </table:table-cell>
          <table:table-cell office:value-type="string" table:style-name="ce27">
            <text:p>En tant qu'utilisateur connecté, je veux pouvoir ajouter un film à ma liste de lecture.</text:p>
          </table:table-cell>
          <table:table-cell office:value-type="string" table:style-name="ce26">
            <text:p><text:span text:style-name="T3">• Si Connecté.</text:span><text:span text:style-name="T3"/></text:p>
            <text:p>• Bouton pour ajouter un film a ma liste de lecture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4"/>
        </table:table-row>
        <table:table-row table:style-name="ro7">
          <table:table-cell table:number-columns-repeated="2" table:style-name="ce19"/>
          <table:table-cell office:value-type="float" office:value="11" table:style-name="ce21">
            <text:p>11</text:p>
          </table:table-cell>
          <table:table-cell office:value-type="string" table:style-name="ce22">
            <text:p>En tant qu'utilisateur connecté, je veux pouvoir afficher ma liste de lecture.</text:p>
          </table:table-cell>
          <table:table-cell office:value-type="string" table:style-name="ce23">
            <text:p><text:span text:style-name="T3">• Si Connecté.</text:span><text:span text:style-name="T3"/></text:p>
            <text:p>• Via la «Nav-bar» afficher la page de liste de</text:p>
            <text:p>lecture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 table:style-name="ce19"/>
        </table:table-row>
        <table:table-row table:style-name="ro5">
          <table:table-cell table:number-columns-repeated="2" table:style-name="ce24"/>
          <table:table-cell office:value-type="float" office:value="12" table:style-name="ce18">
            <text:p>12</text:p>
          </table:table-cell>
          <table:table-cell office:value-type="string" table:style-name="ce20">
            <text:p>En tant qu'utilisateur connecté, je veux pouvoir marquer un film comme «regardé».</text:p>
          </table:table-cell>
          <table:table-cell office:value-type="string" table:style-name="ce25">
            <text:p><text:span text:style-name="T3">• Si Connecté.</text:span><text:span text:style-name="T3"/></text:p>
            <text:p>• Boutons regarder a côté du film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4"/>
        </table:table-row>
        <table:table-row table:style-name="ro8">
          <table:table-cell table:number-columns-repeated="2" table:style-name="ce19"/>
          <table:table-cell office:value-type="float" office:value="13" table:style-name="ce21">
            <text:p>13</text:p>
          </table:table-cell>
          <table:table-cell office:value-type="string" table:style-name="ce22">
            <text:p>En tant qu'utilisateur connecté, je veux pouvoir supprimer un film de ma liste de lecture, afin de mettre celle-ci à jour.</text:p>
          </table:table-cell>
          <table:table-cell office:value-type="string" table:style-name="ce22">
            <text:p><text:span text:style-name="T3">• Si Connecté.</text:span><text:span text:style-name="T3"/></text:p>
            <text:p><text:span text:style-name="T3">• Si l'utilisateur est dans liste de film.</text:span><text:span text:style-name="T3"/></text:p>
            <text:p>• Boutons supprimer a côté du film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 table:style-name="ce19"/>
        </table:table-row>
        <table:table-row table:style-name="ro7">
          <table:table-cell table:number-columns-repeated="2" table:style-name="ce24"/>
          <table:table-cell office:value-type="float" office:value="14" table:style-name="ce18">
            <text:p>14</text:p>
          </table:table-cell>
          <table:table-cell office:value-type="string" table:style-name="ce20">
            <text:p>En tant qu'utilisateur anonyme/connecté, je veux que le curseur soit positionné automatiquement sur la page, afin d'accéder au formulaire plus rapidement.</text:p>
          </table:table-cell>
          <table:table-cell office:value-type="string" table:style-name="ce20">
            <text:p><text:s text:c="4"/>• Si Anonyme/Connecté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4"/>
        </table:table-row>
        <table:table-row table:style-name="ro7">
          <table:table-cell table:number-columns-repeated="2"/>
          <table:table-cell office:value-type="float" office:value="15" table:style-name="ce21">
            <text:p>15</text:p>
          </table:table-cell>
          <table:table-cell office:value-type="string" table:style-name="ce28">
            <text:p>En tant qu'utilisateur anonyme/connecté, je veux qu'une image par défaut s'affiche pour les films ne possédant pas d'image, afin d'éviter les erreurs de chargements d'images.</text:p>
          </table:table-cell>
          <table:table-cell office:value-type="string" table:style-name="ce23">
            <text:p><text:s text:c="4"/>• Si Anonyme/Connecté.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 table:style-name="ce29"/>
          <table:table-cell office:value-type="float" office:value="16" table:style-name="ce18">
            <text:p>16</text:p>
          </table:table-cell>
          <table:table-cell office:value-type="string" table:style-name="ce20">
            <text:p>En tant qu'utilisateur connecté, je veux que les commentaires soient affichés en dessous des films, afin de voir les voir.</text:p>
          </table:table-cell>
          <table:table-cell office:value-type="string" table:style-name="ce26">
            <text:p><text:span text:style-name="T3">• Si Connecté.</text:span><text:span text:style-name="T3"/></text:p>
            <text:p>• Boutons afficher commentaire en dessous de la</text:p>
            <text:p>fiche du film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9"/>
        </table:table-row>
        <table:table-row table:style-name="ro9">
          <table:table-cell table:number-columns-repeated="2"/>
          <table:table-cell office:value-type="float" office:value="17" table:style-name="ce21">
            <text:p>17</text:p>
          </table:table-cell>
          <table:table-cell office:value-type="string" table:style-name="ce22">
            <text:p>En tant qu'utilisateur anonyme, je veux une description du film, afin d'en apprendre davantage sur le film.</text:p>
          </table:table-cell>
          <table:table-cell office:value-type="string" table:style-name="ce30">
            <text:p><text:s text:c="4"/>• Si Anonyme/Connecté.</text:p>
          </table:table-cell>
          <table:table-cell office:value-type="string" table:style-name="ce21">
            <text:p>À APPROUVÉ</text:p>
          </table:table-cell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 table:style-name="ce29"/>
          <table:table-cell office:value-type="float" office:value="18" table:style-name="ce18">
            <text:p>18</text:p>
          </table:table-cell>
          <table:table-cell office:value-type="string" table:style-name="ce20">
            <text:p>En tant qu'utilisateur connecté, je veux que seulement les utilisateurs qui sont connectés voient et aille accès à la page «Liste de film».</text:p>
          </table:table-cell>
          <table:table-cell office:value-type="string" table:style-name="ce20">
            <text:p><text:span text:style-name="T3">• Si Connecté.</text:span><text:span text:style-name="T3"/></text:p>
            <text:p>• Onglet Liste de film dans la «Nav-bar»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9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3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31"/>
          <table:table-cell table:style-name="ce32"/>
          <table:table-cell table:number-columns-repeated="2" table:style-name="ce31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office:value-type="string" table:style-name="ce33">
            <text:p>État Possible :</text:p>
          </table:table-cell>
          <table:table-cell table:style-name="ce29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4">
            <text:p>À APPROUVÉ</text:p>
          </table:table-cell>
          <table:table-cell table:style-name="ce3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APPROUVÉ</text:p>
          </table:table-cell>
          <table:table-cell table:style-name="ce24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2">
            <text:p>À DÉBUTER</text:p>
          </table:table-cell>
          <table:table-cell table:style-name="ce24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DÉBUTÉ</text:p>
          </table:table-cell>
          <table:table-cell table:style-name="ce36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7">
            <text:p>COMPLÉTÉ</text:p>
          </table:table-cell>
          <table:table-cell table:style-name="ce36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style-name="ce29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8">
            <text:p>Lien du site :</text:p>
          </table:table-cell>
          <table:table-cell table:style-name="ce29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9">
            <text:p>https://immense-lowlands-82933.herokuapp.com/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atalogue-sem-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2">(backlog)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4"/>
          <table:table-cell table:style-name="ce1"/>
          <table:table-cell office:value-type="string" table:style-name="ce40">
            <text:p>Priorité</text:p>
          </table:table-cell>
          <table:table-cell office:value-type="string" table:style-name="ce40">
            <text:p>Titre du récit utilisateur</text:p>
          </table:table-cell>
          <table:table-cell office:value-type="string" table:style-name="ce40">
            <text:p>Critères d'acceptation du récit utilisateur</text:p>
          </table:table-cell>
          <table:table-cell office:value-type="string" table:style-name="ce40">
            <text:p>État du récit</text:p>
          </table:table-cell>
          <table:table-cell office:value-type="string" table:style-name="ce40">
            <text:p>Responsable</text:p>
          </table:table-cell>
          <table:table-cell office:value-type="string" table:style-name="ce40">
            <text:p>Commentaires</text:p>
          </table:table-cell>
          <table:table-cell table:number-columns-repeated="16376" table:style-name="ce4"/>
        </table:table-row>
        <table:table-row table:style-name="ro8">
          <table:table-cell/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41">
            <text:p>En tant qu'utilisateur anonyme, je veux pouvoir contacter le responsable du site avec un formulaire de contact afin de lui faire parvenir des commentaires ou des recommandations.</text:p>
          </table:table-cell>
          <table:table-cell table:style-name="ce42"/>
          <table:table-cell office:value-type="string" table:style-name="ce42">
            <text:p>À DÉBUTER</text:p>
          </table:table-cell>
          <table:table-cell table:number-columns-repeated="2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2" table:style-name="ce16">
            <text:p>2</text:p>
          </table:table-cell>
          <table:table-cell table:number-columns-repeated="2" table:style-name="ce42"/>
          <table:table-cell office:value-type="string" table:style-name="ce43">
            <text:p>DÉBUTÉ</text:p>
          </table:table-cell>
          <table:table-cell table:number-columns-repeated="2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3" table:style-name="ce16">
            <text:p>3</text:p>
          </table:table-cell>
          <table:table-cell table:number-columns-repeated="2" table:style-name="ce42"/>
          <table:table-cell office:value-type="string" table:style-name="ce42">
            <text:p>APPROUVÉ</text:p>
          </table:table-cell>
          <table:table-cell table:number-columns-repeated="2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4" table:style-name="ce16">
            <text:p>4</text:p>
          </table:table-cell>
          <table:table-cell table:number-columns-repeated="2" table:style-name="ce42"/>
          <table:table-cell office:value-type="string" table:style-name="ce44">
            <text:p>COMPLÉTÉ</text:p>
          </table:table-cell>
          <table:table-cell table:number-columns-repeated="2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5" table:style-name="ce16">
            <text:p>5</text:p>
          </table:table-cell>
          <table:table-cell table:number-columns-repeated="5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office:value-type="float" office:value="6" table:style-name="ce16">
            <text:p>6</text:p>
          </table:table-cell>
          <table:table-cell table:number-columns-repeated="5" table:style-name="ce42"/>
          <table:table-cell table:number-columns-repeated="16376"/>
        </table:table-row>
        <table:table-row table:style-name="ro10">
          <table:table-cell/>
          <table:table-cell table:style-name="ce1"/>
          <table:table-cell table:style-name="ce16"/>
          <table:table-cell table:number-columns-repeated="5" table:style-name="ce42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morneau</meta:initial-creator>
    <dc:creator>Etienne Gelinas-Gagnon</dc:creator>
    <meta:creation-date>2006-11-24T10:51:06Z</meta:creation-date>
    <dc:date>2016-03-29T20:57:37Z</dc:date>
    <meta:print-date>2006-11-24T14:20:23Z</meta:print-date>
    <meta:editing-cycles>63</meta:editing-cycles>
    <meta:editing-duration>PT125831S</meta:editing-duration>
  </office:meta>
</office:document-meta>
</file>